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person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EntityListenerTests.assertPeople( String ... expected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paEntityListener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paEntityListen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jdbcTempla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EntityListenerTests.f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paEntityListenerTests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EntityListenerTests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ransactionManager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EntityListenerTests.assertCallbacks( String ...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ntityManagerFactory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